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4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5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6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7" style:family="paragraph" style:parent-style-name="Table_20_Contents">
      <style:paragraph-properties fo:text-align="start" style:justify-single-word="false"/>
      <style:text-properties officeooo:paragraph-rsid="0033dc24"/>
    </style:style>
    <style:style style:name="P8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9" style:family="paragraph" style:parent-style-name="Table_20_Contents">
      <style:paragraph-properties fo:text-align="center" style:justify-single-word="false"/>
      <style:text-properties officeooo:paragraph-rsid="0034bb63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 fo:font-size="12pt" officeooo:paragraph-rsid="0033dc24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officeooo:paragraph-rsid="003671d6"/>
    </style:style>
    <style:style style:name="P1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4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5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9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style:font-name="Liberation Serif1" fo:font-size="12pt" officeooo:rsid="0036ad29" officeooo:paragraph-rsid="0036ad29"/>
    </style:style>
    <style:style style:name="T1" style:family="text">
      <style:text-properties fo:color="#000000"/>
    </style:style>
    <style:style style:name="T2" style:family="text">
      <style:text-properties fo:color="#000000" officeooo:rsid="002e8418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3671d6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c239f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f9f1a9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officeooo:rsid="0118ff4b"/>
    </style:style>
    <style:style style:name="T26" style:family="text">
      <style:text-properties officeooo:rsid="011e3475"/>
    </style:style>
    <style:style style:name="T27" style:family="text">
      <style:text-properties officeooo:rsid="0059ec4d"/>
    </style:style>
    <style:style style:name="T28" style:family="text">
      <style:text-properties officeooo:rsid="002aa57d"/>
    </style:style>
    <style:style style:name="T29" style:family="text">
      <style:text-properties officeooo:rsid="0041d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>C<text:span text:style-name="T25">ertidão De Matrícula</text:span></text:p>
      <text:p text:style-name="P2"/>
      <text:p text:style-name="P13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13">Faculdade de </text:span><text:span text:style-name="T2">Medicina Veterinária</text:span><text:span text:style-name="T14"> </text:span><text:span text:style-name="T13">da Universidade de Lisboa,</text:span></text:p>
      <text:p text:style-name="P14"><text:span text:style-name="T16">Certifica, em face dos registos existentes nesta Faculdade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</text:span><text:span text:style-name="T19">realizou a matrícula no Curso de </text:span><text:text-input text:description="${lang.pt(curricularPlanInformation.degreePresentationName)}">${lang.pt(curricularPlanInformation.degreePresentationName)}</text:text-input><text:span text:style-name="T19"> no ano letivo d</text:span><text:span text:style-name="T21">e </text:span><text:text-input text:description="${registration.startExecutionYear.name}">${registration.startExecutionYear.name}</text:text-input><text:span text:style-name="T19">.</text:span></text:p>
      <text:p text:style-name="P15"/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10"><text:text-input text:description="[/#if]">[/#if]</text:text-input></text:p>
      <text:p text:style-name="P22">O presente certificado é emitido em conformidade com o disposto no Decreto-Lei n.º 266-E/2012, de 31 de dezembro, e demais disposições legais em vigor, sendo firmado com o selo branco em uso nesta Faculdade.</text:p>
      <text:p text:style-name="P5"/>
      <text:p text:style-name="P5"/>
      <text:p text:style-name="P6"><text:soft-page-break/><text:span text:style-name="T13">Faculdade de </text:span><text:span text:style-name="T2">Medicina Veterinária</text:span><text:span text:style-name="T13"> 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0">.</text:span></text:p>
      <text:p text:style-name="P4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1"><text:text-input text:description="[#if hasPricetag]">[#if hasPricetag]</text:text-input></text:p>
            <text:p text:style-name="P16"><text:span text:style-name="T22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5.B1" office:value-type="string">
            <text:p text:style-name="P9"><text:text-input text:description="[#if documentSignerIsMale]">[#if documentSignerIsMale]</text:text-input><text:span text:style-name="T29">O</text:span><text:span text:style-name="T29"><text:text-input text:description="[#elseif documentSignerIsFemale]">[#elseif documentSignerIsFemale]</text:text-input></text:span><text:span text:style-name="T29">A</text:span><text:span text:style-name="T29"><text:text-input text:description="[/#if]">[/#if]</text:text-input></text:span><text:span text:style-name="T29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3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8"><text:text-input text:description="${documentSignature.responsibleName}">${documentSignature.responsibleName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43:17.510386087</dc:date>
    <meta:editing-duration>PT57M23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3" meta:non-whitespace-character-count="3133"/>
  </office:meta>
</office:document-meta>
</file>